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84b04"/>
      <style:text-properties fo:color="#ffffff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  <style:style style:name="ce9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effnet: pretrained</text:p>
          </table:table-cell>
          <table:covered-table-cell table:number-columns-repeated="5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-score</text:p>
          </table:table-cell>
          <table:table-cell table:style-name="ce2" office:value-type="string" calcext:value-type="string">
            <text:p>Kap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R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558848" calcext:value-type="float">
            <text:p>0.558848</text:p>
          </table:table-cell>
          <table:table-cell table:style-name="ce3" office:value-type="float" office:value="0.566667" calcext:value-type="float">
            <text:p>0.566667</text:p>
          </table:table-cell>
          <table:table-cell table:style-name="ce3" office:value-type="float" office:value="0.557473" calcext:value-type="float">
            <text:p>0.557473</text:p>
          </table:table-cell>
          <table:table-cell table:style-name="ce3" office:value-type="float" office:value="0.122807" calcext:value-type="float">
            <text:p>0.12280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aucoma</text:p>
          </table:table-cell>
          <table:table-cell table:style-name="ce3" office:value-type="float" office:value="0.795" calcext:value-type="float">
            <text:p>0.795</text:p>
          </table:table-cell>
          <table:table-cell table:style-name="ce3" office:value-type="float" office:value="0.724272" calcext:value-type="float">
            <text:p>0.724272</text:p>
          </table:table-cell>
          <table:table-cell table:style-name="ce3" office:value-type="float" office:value="0.733275" calcext:value-type="float">
            <text:p>0.733275</text:p>
          </table:table-cell>
          <table:table-cell table:style-name="ce3" office:value-type="float" office:value="0.728468" calcext:value-type="float">
            <text:p>0.728468</text:p>
          </table:table-cell>
          <table:table-cell table:style-name="ce3" office:value-type="float" office:value="0.457097" calcext:value-type="float">
            <text:p>0.45709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D</text:p>
          </table:table-cell>
          <table:table-cell table:style-name="ce3" office:value-type="float" office:value="0.715" calcext:value-type="float">
            <text:p>0.715</text:p>
          </table:table-cell>
          <table:table-cell table:style-name="ce3" office:value-type="float" office:value="0.604104" calcext:value-type="float">
            <text:p>0.604104</text:p>
          </table:table-cell>
          <table:table-cell table:style-name="ce3" office:value-type="float" office:value="0.740296" calcext:value-type="float">
            <text:p>0.740296</text:p>
          </table:table-cell>
          <table:table-cell table:style-name="ce3" office:value-type="float" office:value="0.59458" calcext:value-type="float">
            <text:p>0.59458</text:p>
          </table:table-cell>
          <table:table-cell table:style-name="ce3" office:value-type="float" office:value="0.248219" calcext:value-type="float">
            <text:p>0.248219</text:p>
          </table:table-cell>
          <table:table-cell table:number-columns-repeated="2"/>
          <table:table-cell office:value-type="string" calcext:value-type="string">
            <text:p>address</text:p>
          </table:table-cell>
          <table:table-cell office:value-type="string" calcext:value-type="string">
            <text:p>row offset</text:p>
          </table:table-cell>
          <table:table-cell office:value-type="string" calcext:value-type="string">
            <text:p>col offse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3" office:value-type="float" office:value="0.657275" calcext:value-type="float">
            <text:p>0.657275</text:p>
          </table:table-cell>
          <table:table-cell table:style-name="ce3" office:value-type="float" office:value="0.601983" calcext:value-type="float">
            <text:p>0.601983</text:p>
          </table:table-cell>
          <table:table-cell table:style-name="ce3" office:value-type="float" office:value="0.623461" calcext:value-type="float">
            <text:p>0.623461</text:p>
          </table:table-cell>
          <table:table-cell table:style-name="ce3" office:value-type="float" office:value="0.601052" calcext:value-type="float">
            <text:p>0.601052</text:p>
          </table:table-cell>
          <table:table-cell table:style-name="ce3" office:value-type="float" office:value="0.213515" calcext:value-type="float">
            <text:p>0.213515</text:p>
          </table:table-cell>
          <table:table-cell/>
          <table:table-cell office:value-type="string" calcext:value-type="string">
            <text:p>target 1</text:p>
          </table:table-cell>
          <table:table-cell office:value-type="string" calcext:value-type="string">
            <text:p>C36</text:p>
          </table:table-cell>
          <table:table-cell table:formula="of:=ROW(INDIRECT([.$J7]))-ROW([.$J$12])" office:value-type="float" office:value="24" calcext:value-type="float">
            <text:p>24</text:p>
          </table:table-cell>
          <table:table-cell table:formula="of:=COLUMN(INDIRECT([.$J7]))-COLUMN([.$J$12])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target 2</text:p>
          </table:table-cell>
          <table:table-cell office:value-type="string" calcext:value-type="string">
            <text:p>C20</text:p>
          </table:table-cell>
          <table:table-cell table:formula="of:=ROW(INDIRECT([.$J8]))-ROW([.$J$12])" office:value-type="float" office:value="8" calcext:value-type="float">
            <text:p>8</text:p>
          </table:table-cell>
          <table:table-cell table:formula="of:=COLUMN(INDIRECT([.$J8]))-COLUMN([.$J$12])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effnet: classifier | 10ep</text:p>
          </table:table-cell>
          <table:covered-table-cell table:number-columns-repeated="5"/>
          <table:table-cell/>
          <table:table-cell table:style-name="ce8" office:value-type="string" calcext:value-type="string" table:number-columns-spanned="6" table:number-rows-spanned="1">
            <text:p>DIFFERENCE VIEWER</text:p>
          </table:table-cell>
          <table:covered-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-score</text:p>
          </table:table-cell>
          <table:table-cell table:style-name="ce2" office:value-type="string" calcext:value-type="string">
            <text:p>Kappa</text:p>
          </table:table-cell>
          <table:table-cell/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-score</text:p>
          </table:table-cell>
          <table:table-cell table:style-name="ce2" office:value-type="string" calcext:value-type="string">
            <text:p>Kappa</text:p>
          </table:table-cell>
        </table:table-row>
        <table:table-row table:style-name="ro1">
          <table:table-cell/>
          <table:table-cell office:value-type="string" calcext:value-type="string">
            <text:p>DR</text:p>
          </table:table-cell>
          <table:table-cell table:style-name="ce4" office:value-type="float" office:value="0.535" calcext:value-type="float">
            <text:p>0.535</text:p>
          </table:table-cell>
          <table:table-cell table:style-name="ce4" office:value-type="float" office:value="0.549241" calcext:value-type="float">
            <text:p>0.549241</text:p>
          </table:table-cell>
          <table:table-cell table:style-name="ce4" office:value-type="float" office:value="0.558333" calcext:value-type="float">
            <text:p>0.558333</text:p>
          </table:table-cell>
          <table:table-cell table:style-name="ce4" office:value-type="float" office:value="0.521986" calcext:value-type="float">
            <text:p>0.521986</text:p>
          </table:table-cell>
          <table:table-cell table:style-name="ce4" office:value-type="float" office:value="0.095331" calcext:value-type="float">
            <text:p>0.095331</text:p>
          </table:table-cell>
          <table:table-cell/>
          <table:table-cell office:value-type="string" calcext:value-type="string">
            <text:p>DR</text:p>
          </table:table-cell>
          <table:table-cell table:style-name="ce9" table:formula="of:=INDIRECT(ADDRESS(ROW() + [.$K$7]; COLUMN() + [.$L$7])) - INDIRECT(ADDRESS(ROW() + [.$K$8]; COLUMN() + [.$L$8]))" office:value-type="float" office:value="0.025" calcext:value-type="float">
            <text:p>0.025</text:p>
          </table:table-cell>
          <table:table-cell table:style-name="ce9" table:formula="of:=INDIRECT(ADDRESS(ROW() + [.$K$7]; COLUMN() + [.$L$7])) - INDIRECT(ADDRESS(ROW() + [.$K$8]; COLUMN() + [.$L$8]))" office:value-type="float" office:value="0.0229980000000001" calcext:value-type="float">
            <text:p>0.022998</text:p>
          </table:table-cell>
          <table:table-cell table:style-name="ce9" table:formula="of:=INDIRECT(ADDRESS(ROW() + [.$K$7]; COLUMN() + [.$L$7])) - INDIRECT(ADDRESS(ROW() + [.$K$8]; COLUMN() + [.$L$8]))" office:value-type="float" office:value="0.027381" calcext:value-type="float">
            <text:p>0.027381</text:p>
          </table:table-cell>
          <table:table-cell table:style-name="ce9" table:formula="of:=INDIRECT(ADDRESS(ROW() + [.$K$7]; COLUMN() + [.$L$7])) - INDIRECT(ADDRESS(ROW() + [.$K$8]; COLUMN() + [.$L$8]))" office:value-type="float" office:value="0.025004" calcext:value-type="float">
            <text:p>0.025004</text:p>
          </table:table-cell>
          <table:table-cell table:style-name="ce9" table:formula="of:=INDIRECT(ADDRESS(ROW() + [.$K$7]; COLUMN() + [.$L$7])) - INDIRECT(ADDRESS(ROW() + [.$K$8]; COLUMN() + [.$L$8]))" office:value-type="float" office:value="0.046135" calcext:value-type="float">
            <text:p>0.046135</text:p>
          </table:table-cell>
        </table:table-row>
        <table:table-row table:style-name="ro1">
          <table:table-cell/>
          <table:table-cell office:value-type="string" calcext:value-type="string">
            <text:p>Glaucoma</text:p>
          </table:table-cell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0.716204" calcext:value-type="float">
            <text:p>0.716204</text:p>
          </table:table-cell>
          <table:table-cell table:style-name="ce4" office:value-type="float" office:value="0.661035" calcext:value-type="float">
            <text:p>0.661035</text:p>
          </table:table-cell>
          <table:table-cell table:style-name="ce4" office:value-type="float" office:value="0.677865" calcext:value-type="float">
            <text:p>0.677865</text:p>
          </table:table-cell>
          <table:table-cell table:style-name="ce4" office:value-type="float" office:value="0.361993" calcext:value-type="float">
            <text:p>0.361993</text:p>
          </table:table-cell>
          <table:table-cell/>
          <table:table-cell office:value-type="string" calcext:value-type="string">
            <text:p>Glaucoma</text:p>
          </table:table-cell>
          <table:table-cell table:style-name="ce9" table:formula="of:=INDIRECT(ADDRESS(ROW() + [.$K$7]; COLUMN() + [.$L$7])) - INDIRECT(ADDRESS(ROW() + [.$K$8]; COLUMN() + [.$L$8]))" office:value-type="float" office:value="-0.005" calcext:value-type="float">
            <text:p>-0.005</text:p>
          </table:table-cell>
          <table:table-cell table:style-name="ce9" table:formula="of:=INDIRECT(ADDRESS(ROW() + [.$K$7]; COLUMN() + [.$L$7])) - INDIRECT(ADDRESS(ROW() + [.$K$8]; COLUMN() + [.$L$8]))" office:value-type="float" office:value="-0.00841500000000006" calcext:value-type="float">
            <text:p>-0.008415</text:p>
          </table:table-cell>
          <table:table-cell table:style-name="ce9" table:formula="of:=INDIRECT(ADDRESS(ROW() + [.$K$7]; COLUMN() + [.$L$7])) - INDIRECT(ADDRESS(ROW() + [.$K$8]; COLUMN() + [.$L$8]))" office:value-type="float" office:value="-0.0239889999999999" calcext:value-type="float">
            <text:p>-0.023989</text:p>
          </table:table-cell>
          <table:table-cell table:style-name="ce9" table:formula="of:=INDIRECT(ADDRESS(ROW() + [.$K$7]; COLUMN() + [.$L$7])) - INDIRECT(ADDRESS(ROW() + [.$K$8]; COLUMN() + [.$L$8]))" office:value-type="float" office:value="-0.0208199999999999" calcext:value-type="float">
            <text:p>-0.02082</text:p>
          </table:table-cell>
          <table:table-cell table:style-name="ce9" table:formula="of:=INDIRECT(ADDRESS(ROW() + [.$K$7]; COLUMN() + [.$L$7])) - INDIRECT(ADDRESS(ROW() + [.$K$8]; COLUMN() + [.$L$8]))" office:value-type="float" office:value="-0.038593" calcext:value-type="float">
            <text:p>-0.038593</text:p>
          </table:table-cell>
        </table:table-row>
        <table:table-row table:style-name="ro1">
          <table:table-cell/>
          <table:table-cell office:value-type="string" calcext:value-type="string">
            <text:p>AMD</text:p>
          </table:table-cell>
          <table:table-cell table:style-name="ce4" office:value-type="float" office:value="0.855" calcext:value-type="float">
            <text:p>0.855</text:p>
          </table:table-cell>
          <table:table-cell table:style-name="ce4" office:value-type="float" office:value="0.670024" calcext:value-type="float">
            <text:p>0.670024</text:p>
          </table:table-cell>
          <table:table-cell table:style-name="ce4" office:value-type="float" office:value="0.739275" calcext:value-type="float">
            <text:p>0.739275</text:p>
          </table:table-cell>
          <table:table-cell table:style-name="ce4" office:value-type="float" office:value="0.694335" calcext:value-type="float">
            <text:p>0.694335</text:p>
          </table:table-cell>
          <table:table-cell table:style-name="ce4" office:value-type="float" office:value="0.392543" calcext:value-type="float">
            <text:p>0.392543</text:p>
          </table:table-cell>
          <table:table-cell/>
          <table:table-cell office:value-type="string" calcext:value-type="string">
            <text:p>AMD</text:p>
          </table:table-cell>
          <table:table-cell table:style-name="ce9" table:formula="of:=INDIRECT(ADDRESS(ROW() + [.$K$7]; COLUMN() + [.$L$7])) - INDIRECT(ADDRESS(ROW() + [.$K$8]; COLUMN() + [.$L$8]))" office:value-type="float" office:value="0.11" calcext:value-type="float">
            <text:p>0.11</text:p>
          </table:table-cell>
          <table:table-cell table:style-name="ce9" table:formula="of:=INDIRECT(ADDRESS(ROW() + [.$K$7]; COLUMN() + [.$L$7])) - INDIRECT(ADDRESS(ROW() + [.$K$8]; COLUMN() + [.$L$8]))" office:value-type="float" office:value="0.102086" calcext:value-type="float">
            <text:p>0.102086</text:p>
          </table:table-cell>
          <table:table-cell table:style-name="ce9" table:formula="of:=INDIRECT(ADDRESS(ROW() + [.$K$7]; COLUMN() + [.$L$7])) - INDIRECT(ADDRESS(ROW() + [.$K$8]; COLUMN() + [.$L$8]))" office:value-type="float" office:value="-0.017876" calcext:value-type="float">
            <text:p>-0.017876</text:p>
          </table:table-cell>
          <table:table-cell table:style-name="ce9" table:formula="of:=INDIRECT(ADDRESS(ROW() + [.$K$7]; COLUMN() + [.$L$7])) - INDIRECT(ADDRESS(ROW() + [.$K$8]; COLUMN() + [.$L$8]))" office:value-type="float" office:value="0.0899100000000001" calcext:value-type="float">
            <text:p>0.08991</text:p>
          </table:table-cell>
          <table:table-cell table:style-name="ce9" table:formula="of:=INDIRECT(ADDRESS(ROW() + [.$K$7]; COLUMN() + [.$L$7])) - INDIRECT(ADDRESS(ROW() + [.$K$8]; COLUMN() + [.$L$8]))" office:value-type="float" office:value="0.153087" calcext:value-type="float">
            <text:p>0.153087</text:p>
          </table:table-cell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4" office:value-type="float" office:value="0.627583" calcext:value-type="float">
            <text:p>0.627583</text:p>
          </table:table-cell>
          <table:table-cell table:style-name="ce4" office:value-type="float" office:value="0.600608" calcext:value-type="float">
            <text:p>0.600608</text:p>
          </table:table-cell>
          <table:table-cell table:style-name="ce4" office:value-type="float" office:value="0.601049" calcext:value-type="float">
            <text:p>0.601049</text:p>
          </table:table-cell>
          <table:table-cell table:style-name="ce4" office:value-type="float" office:value="0.576155" calcext:value-type="float">
            <text:p>0.576155</text:p>
          </table:table-cell>
          <table:table-cell table:style-name="ce4" office:value-type="float" office:value="0.188246" calcext:value-type="float">
            <text:p>0.188246</text:p>
          </table:table-cell>
          <table:table-cell/>
          <table:table-cell office:value-type="string" calcext:value-type="string">
            <text:p>Average</text:p>
          </table:table-cell>
          <table:table-cell table:style-name="ce9" table:formula="of:=INDIRECT(ADDRESS(ROW() + [.$K$7]; COLUMN() + [.$L$7])) - INDIRECT(ADDRESS(ROW() + [.$K$8]; COLUMN() + [.$L$8]))" office:value-type="float" office:value="0.026896" calcext:value-type="float">
            <text:p>0.026896</text:p>
          </table:table-cell>
          <table:table-cell table:style-name="ce9" table:formula="of:=INDIRECT(ADDRESS(ROW() + [.$K$7]; COLUMN() + [.$L$7])) - INDIRECT(ADDRESS(ROW() + [.$K$8]; COLUMN() + [.$L$8]))" office:value-type="float" office:value="0.023949" calcext:value-type="float">
            <text:p>0.023949</text:p>
          </table:table-cell>
          <table:table-cell table:style-name="ce9" table:formula="of:=INDIRECT(ADDRESS(ROW() + [.$K$7]; COLUMN() + [.$L$7])) - INDIRECT(ADDRESS(ROW() + [.$K$8]; COLUMN() + [.$L$8]))" office:value-type="float" office:value="0.010733" calcext:value-type="float">
            <text:p>0.010733</text:p>
          </table:table-cell>
          <table:table-cell table:style-name="ce9" table:formula="of:=INDIRECT(ADDRESS(ROW() + [.$K$7]; COLUMN() + [.$L$7])) - INDIRECT(ADDRESS(ROW() + [.$K$8]; COLUMN() + [.$L$8]))" office:value-type="float" office:value="0.02113" calcext:value-type="float">
            <text:p>0.02113</text:p>
          </table:table-cell>
          <table:table-cell table:style-name="ce9" table:formula="of:=INDIRECT(ADDRESS(ROW() + [.$K$7]; COLUMN() + [.$L$7])) - INDIRECT(ADDRESS(ROW() + [.$K$8]; COLUMN() + [.$L$8]))" office:value-type="float" office:value="0.03761" calcext:value-type="float">
            <text:p>0.03761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resnet: pretrained</text:p>
          </table:table-cell>
          <table:covered-table-cell table:number-columns-repeated="5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-score</text:p>
          </table:table-cell>
          <table:table-cell table:style-name="ce2" office:value-type="string" calcext:value-type="string">
            <text:p>Kap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R</text:p>
          </table:table-cell>
          <table:table-cell table:style-name="ce5" office:value-type="float" office:value="0.515" calcext:value-type="float">
            <text:p>0.515</text:p>
          </table:table-cell>
          <table:table-cell table:style-name="ce5" office:value-type="float" office:value="0.517002" calcext:value-type="float">
            <text:p>0.517002</text:p>
          </table:table-cell>
          <table:table-cell table:style-name="ce5" office:value-type="float" office:value="0.520238" calcext:value-type="float">
            <text:p>0.520238</text:p>
          </table:table-cell>
          <table:table-cell table:style-name="ce5" office:value-type="float" office:value="0.495829" calcext:value-type="float">
            <text:p>0.495829</text:p>
          </table:table-cell>
          <table:table-cell table:style-name="ce5" office:value-type="float" office:value="0.033865" calcext:value-type="float">
            <text:p>0.03386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aucoma</text:p>
          </table:table-cell>
          <table:table-cell table:style-name="ce5" office:value-type="float" office:value="0.785" calcext:value-type="float">
            <text:p>0.785</text:p>
          </table:table-cell>
          <table:table-cell table:style-name="ce5" office:value-type="float" office:value="0.70625" calcext:value-type="float">
            <text:p>0.70625</text:p>
          </table:table-cell>
          <table:table-cell table:style-name="ce5" office:value-type="float" office:value="0.678402" calcext:value-type="float">
            <text:p>0.678402</text:p>
          </table:table-cell>
          <table:table-cell table:style-name="ce5" office:value-type="float" office:value="0.689295" calcext:value-type="float">
            <text:p>0.689295</text:p>
          </table:table-cell>
          <table:table-cell table:style-name="ce5" office:value-type="float" office:value="0.380403" calcext:value-type="float">
            <text:p>0.38040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D</text:p>
          </table:table-cell>
          <table:table-cell table:style-name="ce5" office:value-type="float" office:value="0.785" calcext:value-type="float">
            <text:p>0.785</text:p>
          </table:table-cell>
          <table:table-cell table:style-name="ce5" office:value-type="float" office:value="0.630535" calcext:value-type="float">
            <text:p>0.630535</text:p>
          </table:table-cell>
          <table:table-cell table:style-name="ce5" office:value-type="float" office:value="0.759704" calcext:value-type="float">
            <text:p>0.759704</text:p>
          </table:table-cell>
          <table:table-cell table:style-name="ce5" office:value-type="float" office:value="0.647179" calcext:value-type="float">
            <text:p>0.647179</text:p>
          </table:table-cell>
          <table:table-cell table:style-name="ce5" office:value-type="float" office:value="0.321124" calcext:value-type="float">
            <text:p>0.32112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5" office:value-type="float" office:value="0.605853" calcext:value-type="float">
            <text:p>0.605853</text:p>
          </table:table-cell>
          <table:table-cell table:style-name="ce5" office:value-type="float" office:value="0.572788" calcext:value-type="float">
            <text:p>0.572788</text:p>
          </table:table-cell>
          <table:table-cell table:style-name="ce5" office:value-type="float" office:value="0.581936" calcext:value-type="float">
            <text:p>0.581936</text:p>
          </table:table-cell>
          <table:table-cell table:style-name="ce5" office:value-type="float" office:value="0.556538" calcext:value-type="float">
            <text:p>0.556538</text:p>
          </table:table-cell>
          <table:table-cell table:style-name="ce5" office:value-type="float" office:value="0.144292" calcext:value-type="float">
            <text:p>0.144292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resnet: classifier | 10ep</text:p>
          </table:table-cell>
          <table:covered-table-cell table:number-columns-repeated="5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-score</text:p>
          </table:table-cell>
          <table:table-cell table:style-name="ce2" office:value-type="string" calcext:value-type="string">
            <text:p>Kap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R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524351" calcext:value-type="float">
            <text:p>0.524351</text:p>
          </table:table-cell>
          <table:table-cell table:style-name="ce6" office:value-type="float" office:value="0.528571" calcext:value-type="float">
            <text:p>0.528571</text:p>
          </table:table-cell>
          <table:table-cell table:style-name="ce6" office:value-type="float" office:value="0.490004" calcext:value-type="float">
            <text:p>0.490004</text:p>
          </table:table-cell>
          <table:table-cell table:style-name="ce6" office:value-type="float" office:value="0.045802" calcext:value-type="float">
            <text:p>0.04580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aucoma</text:p>
          </table:table-cell>
          <table:table-cell table:style-name="ce6" office:value-type="float" office:value="0.79" calcext:value-type="float">
            <text:p>0.79</text:p>
          </table:table-cell>
          <table:table-cell table:style-name="ce6" office:value-type="float" office:value="0.722329" calcext:value-type="float">
            <text:p>0.722329</text:p>
          </table:table-cell>
          <table:table-cell table:style-name="ce6" office:value-type="float" office:value="0.640357" calcext:value-type="float">
            <text:p>0.640357</text:p>
          </table:table-cell>
          <table:table-cell table:style-name="ce6" office:value-type="float" office:value="0.658869" calcext:value-type="float">
            <text:p>0.658869</text:p>
          </table:table-cell>
          <table:table-cell table:style-name="ce6" office:value-type="float" office:value="0.330891" calcext:value-type="float">
            <text:p>0.33089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D</text:p>
          </table:table-cell>
          <table:table-cell table:style-name="ce6" office:value-type="float" office:value="0.805" calcext:value-type="float">
            <text:p>0.805</text:p>
          </table:table-cell>
          <table:table-cell table:style-name="ce6" office:value-type="float" office:value="0.649888" calcext:value-type="float">
            <text:p>0.649888</text:p>
          </table:table-cell>
          <table:table-cell table:style-name="ce6" office:value-type="float" office:value="0.790858" calcext:value-type="float">
            <text:p>0.790858</text:p>
          </table:table-cell>
          <table:table-cell table:style-name="ce6" office:value-type="float" office:value="0.673244" calcext:value-type="float">
            <text:p>0.673244</text:p>
          </table:table-cell>
          <table:table-cell table:style-name="ce6" office:value-type="float" office:value="0.368728" calcext:value-type="float">
            <text:p>0.36872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6" office:value-type="float" office:value="0.599147" calcext:value-type="float">
            <text:p>0.599147</text:p>
          </table:table-cell>
          <table:table-cell table:style-name="ce6" office:value-type="float" office:value="0.583416" calcext:value-type="float">
            <text:p>0.583416</text:p>
          </table:table-cell>
          <table:table-cell table:style-name="ce6" office:value-type="float" office:value="0.581878" calcext:value-type="float">
            <text:p>0.581878</text:p>
          </table:table-cell>
          <table:table-cell table:style-name="ce6" office:value-type="float" office:value="0.548325" calcext:value-type="float">
            <text:p>0.548325</text:p>
          </table:table-cell>
          <table:table-cell table:style-name="ce6" office:value-type="float" office:value="0.145677" calcext:value-type="float">
            <text:p>0.145677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resnet: classifier | 50ep</text:p>
          </table:table-cell>
          <table:covered-table-cell table:number-columns-repeated="5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1-score</text:p>
          </table:table-cell>
          <table:table-cell table:style-name="ce2" office:value-type="string" calcext:value-type="string">
            <text:p>Kapp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R</text:p>
          </table:table-cell>
          <table:table-cell table:number-columns-repeated="2" table:style-name="ce7" office:value-type="float" office:value="0.54" calcext:value-type="float">
            <text:p>0.54</text:p>
          </table:table-cell>
          <table:table-cell table:style-name="ce7" office:value-type="float" office:value="0.547619" calcext:value-type="float">
            <text:p>0.547619</text:p>
          </table:table-cell>
          <table:table-cell table:style-name="ce7" office:value-type="float" office:value="0.520833" calcext:value-type="float">
            <text:p>0.520833</text:p>
          </table:table-cell>
          <table:table-cell table:style-name="ce7" office:value-type="float" office:value="0.08" calcext:value-type="float">
            <text:p>0.0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aucoma</text:p>
          </table:table-cell>
          <table:table-cell table:style-name="ce7" office:value-type="float" office:value="0.78" calcext:value-type="float">
            <text:p>0.78</text:p>
          </table:table-cell>
          <table:table-cell table:style-name="ce7" office:value-type="float" office:value="0.697835" calcext:value-type="float">
            <text:p>0.697835</text:p>
          </table:table-cell>
          <table:table-cell table:style-name="ce7" office:value-type="float" office:value="0.654413" calcext:value-type="float">
            <text:p>0.654413</text:p>
          </table:table-cell>
          <table:table-cell table:style-name="ce7" office:value-type="float" office:value="0.668475" calcext:value-type="float">
            <text:p>0.668475</text:p>
          </table:table-cell>
          <table:table-cell table:style-name="ce7" office:value-type="float" office:value="0.34181" calcext:value-type="float">
            <text:p>0.3418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MD</text:p>
          </table:table-cell>
          <table:table-cell table:style-name="ce7" office:value-type="float" office:value="0.895" calcext:value-type="float">
            <text:p>0.895</text:p>
          </table:table-cell>
          <table:table-cell table:style-name="ce7" office:value-type="float" office:value="0.732621" calcext:value-type="float">
            <text:p>0.732621</text:p>
          </table:table-cell>
          <table:table-cell table:style-name="ce7" office:value-type="float" office:value="0.741828" calcext:value-type="float">
            <text:p>0.741828</text:p>
          </table:table-cell>
          <table:table-cell table:style-name="ce7" office:value-type="float" office:value="0.737089" calcext:value-type="float">
            <text:p>0.737089</text:p>
          </table:table-cell>
          <table:table-cell table:style-name="ce7" office:value-type="float" office:value="0.474211" calcext:value-type="float">
            <text:p>0.4742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7" office:value-type="float" office:value="0.632749" calcext:value-type="float">
            <text:p>0.632749</text:p>
          </table:table-cell>
          <table:table-cell table:style-name="ce7" office:value-type="float" office:value="0.596737" calcext:value-type="float">
            <text:p>0.596737</text:p>
          </table:table-cell>
          <table:table-cell table:style-name="ce7" office:value-type="float" office:value="0.592669" calcext:value-type="float">
            <text:p>0.592669</text:p>
          </table:table-cell>
          <table:table-cell table:style-name="ce7" office:value-type="float" office:value="0.577668" calcext:value-type="float">
            <text:p>0.577668</text:p>
          </table:table-cell>
          <table:table-cell table:style-name="ce7" office:value-type="float" office:value="0.181902" calcext:value-type="float">
            <text:p>0.181902</text:p>
          </table:table-cell>
          <table:table-cell table:number-columns-repeated="7"/>
        </table:table-row>
        <calcext:conditional-formats>
          <calcext:conditional-format calcext:target-range-address="Sheet1.J12:Sheet1.N15">
            <calcext:color-scale>
              <calcext:color-scale-entry calcext:value="-0.1" calcext:type="number" calcext:color="#ff0000"/>
              <calcext:color-scale-entry calcext:value="0" calcext:type="number" calcext:color="#ffffff"/>
              <calcext:color-scale-entry calcext:value="0.1" calcext:type="number" calcext:color="#00a933"/>
            </calcext:color-scale>
          </calcext:conditional-format>
          <calcext:conditional-format calcext:target-range-address="Sheet1.C4:Sheet1.G7">
            <calcext:color-scale>
              <calcext:color-scale-entry calcext:value="0" calcext:type="number" calcext:color="#ff0000"/>
              <calcext:color-scale-entry calcext:value="0.5" calcext:type="number" calcext:color="#ffffff"/>
              <calcext:color-scale-entry calcext:value="1" calcext:type="number" calcext:color="#00a933"/>
            </calcext:color-scale>
          </calcext:conditional-format>
          <calcext:conditional-format calcext:target-range-address="Sheet1.C12:Sheet1.G15">
            <calcext:color-scale>
              <calcext:color-scale-entry calcext:value="0" calcext:type="number" calcext:color="#ff0000"/>
              <calcext:color-scale-entry calcext:value="0.5" calcext:type="number" calcext:color="#ffffff"/>
              <calcext:color-scale-entry calcext:value="1" calcext:type="number" calcext:color="#00a933"/>
            </calcext:color-scale>
          </calcext:conditional-format>
          <calcext:conditional-format calcext:target-range-address="Sheet1.C20:Sheet1.G23">
            <calcext:color-scale>
              <calcext:color-scale-entry calcext:value="0" calcext:type="number" calcext:color="#ff0000"/>
              <calcext:color-scale-entry calcext:value="0.5" calcext:type="number" calcext:color="#ffffff"/>
              <calcext:color-scale-entry calcext:value="1" calcext:type="number" calcext:color="#00a933"/>
            </calcext:color-scale>
          </calcext:conditional-format>
          <calcext:conditional-format calcext:target-range-address="Sheet1.C28:Sheet1.G31">
            <calcext:color-scale>
              <calcext:color-scale-entry calcext:value="0" calcext:type="number" calcext:color="#ff0000"/>
              <calcext:color-scale-entry calcext:value="0.5" calcext:type="number" calcext:color="#ffffff"/>
              <calcext:color-scale-entry calcext:value="1" calcext:type="number" calcext:color="#00a933"/>
            </calcext:color-scale>
          </calcext:conditional-format>
          <calcext:conditional-format calcext:target-range-address="Sheet1.C36:Sheet1.G39">
            <calcext:color-scale>
              <calcext:color-scale-entry calcext:value="0" calcext:type="number" calcext:color="#ff0000"/>
              <calcext:color-scale-entry calcext:value="0.5" calcext:type="number" calcext:color="#ffffff"/>
              <calcext:color-scale-entry calcext:value="1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2-06T16:37:06.044000000</meta:creation-date>
    <dc:date>2025-12-06T17:18:32.506000000</dc:date>
    <meta:editing-duration>PT10M34S</meta:editing-duration>
    <meta:editing-cycles>3</meta:editing-cycles>
    <meta:generator>LibreOffice/7.0.6.2$Windows_X86_64 LibreOffice_project/144abb84a525d8e30c9dbbefa69cbbf2d8d4ae3b</meta:generator>
    <meta:document-statistic meta:table-count="1" meta:cell-count="197" meta:object-count="0"/>
  </office:meta>
</office:document-meta>
</file>